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Heading_20_2">
      <style:text-properties officeooo:rsid="04e9d043" officeooo:paragraph-rsid="04e9d043"/>
    </style:style>
    <style:style style:name="P5" style:family="paragraph" style:parent-style-name="Heading_20_2">
      <style:text-properties officeooo:rsid="0516c8f9" officeooo:paragraph-rsid="0516c8f9"/>
    </style:style>
    <style:style style:name="P6" style:family="paragraph" style:parent-style-name="Standard">
      <style:paragraph-properties fo:text-align="start" style:justify-single-word="false" style:writing-mode="lr-tb"/>
      <style:text-properties officeooo:rsid="05003c0c" officeooo:paragraph-rsid="050ce4e4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officeooo:rsid="0506567e" officeooo:paragraph-rsid="0506567e" style:font-size-asian="12pt" style:font-size-complex="12pt"/>
    </style:style>
    <style:style style:name="P8" style:family="paragraph" style:parent-style-name="Text_20_body">
      <style:paragraph-properties fo:text-align="start" style:justify-single-word="false" style:writing-mode="lr-tb"/>
    </style:style>
    <style:style style:name="P9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03c0c" style:font-size-asian="12pt" style:font-size-complex="12pt"/>
    </style:style>
    <style:style style:name="P10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46c95" style:font-size-asian="12pt" style:font-size-complex="12pt"/>
    </style:style>
    <style:style style:name="P11" style:family="paragraph" style:parent-style-name="כותרת_20_ותוכן_7e_LT_7e_Gliederung_20_1">
      <style:paragraph-properties fo:text-align="start" style:justify-single-word="false" style:writing-mode="lr-tb"/>
      <style:text-properties fo:font-size="12pt" officeooo:paragraph-rsid="050bcbb3" style:font-size-asian="12pt" style:font-size-complex="12pt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5003c0c" officeooo:paragraph-rsid="05003c0c"/>
    </style:style>
    <style:style style:name="P13" style:family="paragraph" style:parent-style-name="Standard">
      <style:paragraph-properties fo:text-align="end" style:justify-single-word="false" style:writing-mode="rl-tb"/>
      <style:text-properties fo:font-size="12pt" officeooo:rsid="05046c95" officeooo:paragraph-rsid="05046c95" style:font-size-asian="12pt" style:font-size-complex="12pt"/>
    </style:style>
    <style:style style:name="P14" style:family="paragraph" style:parent-style-name="Standard">
      <style:paragraph-properties fo:text-align="end" style:justify-single-word="false" style:writing-mode="rl-tb"/>
      <style:text-properties fo:font-size="12pt" officeooo:rsid="0509f80a" officeooo:paragraph-rsid="0509f80a" style:font-size-asian="12pt" style:font-size-complex="12pt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5003c0c" officeooo:paragraph-rsid="05003c0c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506567e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51ef627" officeooo:paragraph-rsid="051ef627"/>
    </style:style>
    <style:style style:name="P18" style:family="paragraph" style:parent-style-name="Standard">
      <style:paragraph-properties fo:text-align="end" style:justify-single-word="false" style:writing-mode="rl-tb"/>
      <style:text-properties fo:font-size="12pt" officeooo:rsid="0509f80a" officeooo:paragraph-rsid="0509f80a" style:font-size-asian="12pt" style:font-size-complex="12pt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4e9d043" officeooo:paragraph-rsid="04e9d043"/>
    </style:style>
    <style:style style:name="P20" style:family="paragraph" style:parent-style-name="Standard">
      <style:text-properties officeooo:rsid="0526d6f1" officeooo:paragraph-rsid="0526d6f1"/>
    </style:style>
    <style:style style:name="P21" style:family="paragraph" style:parent-style-name="Standard">
      <style:text-properties officeooo:rsid="05277f3a" officeooo:paragraph-rsid="05277f3a"/>
    </style:style>
    <style:style style:name="P22" style:family="paragraph" style:parent-style-name="Standard">
      <style:text-properties officeooo:rsid="05277f3a" officeooo:paragraph-rsid="0535f2e2"/>
    </style:style>
    <style:style style:name="P23" style:family="paragraph" style:parent-style-name="Standard">
      <style:text-properties fo:font-size="12pt" officeooo:rsid="052b86e2" officeooo:paragraph-rsid="052b86e2" style:font-size-asian="12pt" style:font-size-complex="12pt"/>
    </style:style>
    <style:style style:name="P24" style:family="paragraph" style:parent-style-name="Text_20_body">
      <style:text-properties officeooo:rsid="0517dbee"/>
    </style:style>
    <style:style style:name="P25" style:family="paragraph" style:parent-style-name="Text_20_body">
      <style:text-properties officeooo:rsid="02d00e5f" officeooo:paragraph-rsid="05195e16"/>
    </style:style>
    <style:style style:name="P26" style:family="paragraph" style:parent-style-name="Text_20_body" style:list-style-name="L6">
      <style:text-properties officeooo:paragraph-rsid="05195e16"/>
    </style:style>
    <style:style style:name="P27" style:family="paragraph" style:parent-style-name="Text_20_body" style:list-style-name="L6">
      <style:text-properties officeooo:rsid="051bc9a6" officeooo:paragraph-rsid="05195e16"/>
    </style:style>
    <style:style style:name="P28" style:family="paragraph" style:parent-style-name="Text_20_body">
      <style:text-properties officeooo:rsid="0526d6f1" officeooo:paragraph-rsid="0526d6f1"/>
    </style:style>
    <style:style style:name="P29" style:family="paragraph" style:parent-style-name="Text_20_body">
      <style:text-properties officeooo:rsid="05311fb5" officeooo:paragraph-rsid="05311fb5"/>
    </style:style>
    <style:style style:name="P30" style:family="paragraph" style:parent-style-name="Text_20_body">
      <style:text-properties officeooo:rsid="0533b468" officeooo:paragraph-rsid="0533b468"/>
    </style:style>
    <style:style style:name="P31" style:family="paragraph" style:parent-style-name="Text_20_body">
      <style:text-properties fo:font-size="12pt" officeooo:paragraph-rsid="053492a6" style:font-size-asian="12pt" style:font-size-complex="12pt"/>
    </style:style>
    <style:style style:name="P32" style:family="paragraph" style:parent-style-name="Text_20_body">
      <style:text-properties fo:font-size="12pt" officeooo:rsid="0536c431" officeooo:paragraph-rsid="0536c431" style:font-size-asian="12pt" style:font-size-complex="12pt"/>
    </style:style>
    <style:style style:name="P33" style:family="paragraph" style:parent-style-name="Text_20_body">
      <style:paragraph-properties fo:text-align="end" style:justify-single-word="false" style:writing-mode="rl-tb"/>
      <style:text-properties officeooo:rsid="05238bef" officeooo:paragraph-rsid="05238bef"/>
    </style:style>
    <style:style style:name="P34" style:family="paragraph" style:parent-style-name="Text_20_body">
      <style:paragraph-properties fo:text-align="start" style:justify-single-word="false" style:writing-mode="lr-tb"/>
    </style:style>
    <style:style style:name="P35" style:family="paragraph" style:parent-style-name="Text_20_body">
      <style:paragraph-properties fo:text-align="start" style:justify-single-word="false" style:writing-mode="lr-tb"/>
      <style:text-properties officeooo:rsid="0526d6f1" officeooo:paragraph-rsid="0526d6f1"/>
    </style:style>
    <style:style style:name="P36" style:family="paragraph" style:parent-style-name="Heading_20_3">
      <style:text-properties officeooo:rsid="05277f3a" officeooo:paragraph-rsid="05288312"/>
    </style:style>
    <style:style style:name="P37" style:family="paragraph" style:parent-style-name="Heading_20_3">
      <style:text-properties officeooo:rsid="05277f3a" officeooo:paragraph-rsid="0529b637"/>
    </style:style>
    <style:style style:name="P38" style:family="paragraph" style:parent-style-name="Heading_20_3">
      <style:paragraph-properties fo:text-align="end" style:justify-single-word="false" style:writing-mode="rl-tb"/>
      <style:text-properties officeooo:rsid="05277f3a" officeooo:paragraph-rsid="05311fb5"/>
    </style:style>
    <style:style style:name="P39" style:family="paragraph" style:parent-style-name="Heading_20_2">
      <style:text-properties officeooo:paragraph-rsid="05195e16"/>
    </style:style>
    <style:style style:name="P40" style:family="paragraph" style:parent-style-name="Heading_20_2">
      <style:text-properties officeooo:rsid="0533b468" officeooo:paragraph-rsid="0533b468"/>
    </style:style>
    <style:style style:name="P41" style:family="paragraph" style:parent-style-name="כותרת_20_ותוכן_7e_LT_7e_Gliederung_20_1">
      <style:paragraph-properties fo:text-align="start" style:justify-single-word="false" style:writing-mode="lr-tb"/>
      <style:text-properties style:font-name="Consolas" fo:font-size="12pt" officeooo:paragraph-rsid="05003c0c" style:font-size-asian="12pt" style:font-size-complex="12pt"/>
    </style:style>
    <style:style style:name="T1" style:family="text">
      <style:text-properties officeooo:rsid="033bd0c4"/>
    </style:style>
    <style:style style:name="T2" style:family="text">
      <style:text-properties officeooo:rsid="0453d4d8"/>
    </style:style>
    <style:style style:name="T3" style:family="text">
      <style:text-properties fo:color="#0000ff" style:font-name="Consolas"/>
    </style:style>
    <style:style style:name="T4" style:family="text">
      <style:text-properties fo:color="#0000ff" style:font-name="Consolas" officeooo:rsid="05003c0c"/>
    </style:style>
    <style:style style:name="T5" style:family="text">
      <style:text-properties fo:color="#0000ff" style:font-name="Consolas" officeooo:rsid="05046c95"/>
    </style:style>
    <style:style style:name="T6" style:family="text">
      <style:text-properties fo:color="#0000ff" style:font-name="Consolas" officeooo:rsid="0509f80a"/>
    </style:style>
    <style:style style:name="T7" style:family="text">
      <style:text-properties fo:color="#0000ff" style:font-name="Consolas" officeooo:rsid="050bcbb3"/>
    </style:style>
    <style:style style:name="T8" style:family="text">
      <style:text-properties fo:color="#0000ff" style:font-name="Consolas" fo:font-size="12pt" style:font-size-asian="12pt" style:font-size-complex="12pt"/>
    </style:style>
    <style:style style:name="T9" style:family="text">
      <style:text-properties fo:color="#0000ff" style:font-name="Consolas" fo:font-size="12pt" officeooo:rsid="050fa6c3" style:font-size-asian="12pt" style:font-size-complex="12pt"/>
    </style:style>
    <style:style style:name="T10" style:family="text">
      <style:text-properties fo:color="#0000ff" style:font-name="Consolas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color="#0000ff" style:font-name="Consolas" officeooo:rsid="051ef627"/>
    </style:style>
    <style:style style:name="T12" style:family="text">
      <style:text-properties style:font-name="Consolas"/>
    </style:style>
    <style:style style:name="T13" style:family="text">
      <style:text-properties style:font-name="Consolas" fo:font-size="12pt" style:font-size-asian="12pt" style:font-size-complex="12pt"/>
    </style:style>
    <style:style style:name="T14" style:family="text">
      <style:text-properties style:font-name="Consolas" fo:font-size="12pt" officeooo:rsid="0506567e" style:font-size-asian="12pt" style:font-size-complex="12pt"/>
    </style:style>
    <style:style style:name="T15" style:family="text">
      <style:text-properties style:font-name="Consolas" fo:font-size="12pt" officeooo:rsid="050bcbb3" style:font-size-asian="12pt" style:font-size-complex="12pt"/>
    </style:style>
    <style:style style:name="T16" style:family="text">
      <style:text-properties style:font-name="Consolas" fo:font-size="12pt" officeooo:rsid="050fa6c3" style:font-size-asian="12pt" style:font-size-complex="12pt"/>
    </style:style>
    <style:style style:name="T17" style:family="text">
      <style:text-properties style:font-name="Consolas" fo:font-size="12pt" officeooo:rsid="0515d0df" style:font-size-asian="12pt" style:font-size-complex="12pt"/>
    </style:style>
    <style:style style:name="T18" style:family="text">
      <style:text-properties style:font-name="Consolas" fo:font-size="12pt" officeooo:rsid="051ebeac" style:font-size-asian="12pt" style:font-size-complex="12pt"/>
    </style:style>
    <style:style style:name="T19" style:family="text">
      <style:text-properties style:font-name="Consolas" fo:font-size="12pt" officeooo:rsid="051f5816" style:font-size-asian="12pt" style:font-size-complex="12pt"/>
    </style:style>
    <style:style style:name="T20" style:family="text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Consolas" officeooo:rsid="05003c0c"/>
    </style:style>
    <style:style style:name="T22" style:family="text">
      <style:text-properties style:font-name="Consolas" officeooo:rsid="0502918c"/>
    </style:style>
    <style:style style:name="T23" style:family="text">
      <style:text-properties style:font-name="Consolas" officeooo:rsid="05046c95"/>
    </style:style>
    <style:style style:name="T24" style:family="text">
      <style:text-properties style:font-name="Consolas" officeooo:rsid="0508b524"/>
    </style:style>
    <style:style style:name="T25" style:family="text">
      <style:text-properties style:font-name="Consolas" officeooo:rsid="050bcbb3"/>
    </style:style>
    <style:style style:name="T26" style:family="text">
      <style:text-properties style:font-name="Consolas" officeooo:rsid="05210d49"/>
    </style:style>
    <style:style style:name="T27" style:family="text">
      <style:text-properties officeooo:rsid="0501b5cd"/>
    </style:style>
    <style:style style:name="T28" style:family="text">
      <style:text-properties officeooo:rsid="0502918c"/>
    </style:style>
    <style:style style:name="T29" style:family="text">
      <style:text-properties fo:color="#800080" style:font-name="Consolas"/>
    </style:style>
    <style:style style:name="T30" style:family="text">
      <style:text-properties fo:color="#00b050" style:font-name="Consolas" fo:font-weight="bold" style:font-weight-asian="bold"/>
    </style:style>
    <style:style style:name="T31" style:family="text">
      <style:text-properties officeooo:rsid="050ce4e4"/>
    </style:style>
    <style:style style:name="T32" style:family="text">
      <style:text-properties officeooo:rsid="05210d49"/>
    </style:style>
    <style:style style:name="T33" style:family="text">
      <style:text-properties officeooo:rsid="0524f006"/>
    </style:style>
    <style:style style:name="T34" style:family="text">
      <style:text-properties officeooo:rsid="0527b555"/>
    </style:style>
    <style:style style:name="T35" style:family="text">
      <style:text-properties officeooo:rsid="05288312"/>
    </style:style>
    <style:style style:name="T36" style:family="text">
      <style:text-properties officeooo:rsid="0529b637"/>
    </style:style>
    <style:style style:name="T37" style:family="text">
      <style:text-properties officeooo:rsid="052cdb27"/>
    </style:style>
    <style:style style:name="T38" style:family="text">
      <style:text-properties officeooo:rsid="05311fb5"/>
    </style:style>
    <style:style style:name="T39" style:family="text">
      <style:text-properties officeooo:rsid="05322293"/>
    </style:style>
    <style:style style:name="T40" style:family="text">
      <style:text-properties officeooo:rsid="0535b280"/>
    </style:style>
    <style:style style:name="T41" style:family="text">
      <style:text-properties style:font-name="Courier New" fo:letter-spacing="normal"/>
    </style:style>
    <style:style style:name="T42" style:family="text">
      <style:text-properties style:font-name="Courier New" fo:letter-spacing="normal" officeooo:rsid="0535f2e2"/>
    </style:style>
    <style:style style:name="T43" style:family="text">
      <style:text-properties style:font-name="Courier New" fo:letter-spacing="normal" officeooo:rsid="0536c431"/>
    </style:style>
    <style:style style:name="T44" style:family="text">
      <style:text-properties style:font-name="Courier New" fo:letter-spacing="normal" officeooo:rsid="0538bbd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תבניות למתקדמים</text:h>
      <text:p text:style-name="P4">וריאציות על תבניות</text:p>
      <text:p text:style-name="P12"/>
      <text:p text:style-name="P12">1. תבניות יכולות לקבל שני פרמטרי-סוג או יותר, למשל:</text:p>
      <text:p text:style-name="P6"><text:span text:style-name="T8">template</text:span> &lt;<text:span text:style-name="T8">typename</text:span> Key, <text:span text:style-name="T8">typename</text:span> Value&gt; <text:span text:style-name="T8">class</text:span><text:span text:style-name="T31"> </text:span>pair { <text:span text:style-name="T28">Key k; Value v; ...</text:span> }</text:p>
      <text:p text:style-name="P12"/>
      <text:p text:style-name="P12"/>
      <text:p text:style-name="P12">2. <text:span text:style-name="T27">תבניות יכולות לקבל פרמטרים שהם לא סוגים אלא מספרים. למשל, אפשר ליצור מחלקה המייצגת מערך שהגודל שלו ידוע בזמן קומפילציה:</text:span></text:p>
      <text:p text:style-name="P9"><text:span text:style-name="T4">template</text:span><text:span text:style-name="T21">&lt;</text:span><text:span text:style-name="T4">typename </text:span><text:span text:style-name="T21">T, </text:span><text:span text:style-name="T11">int</text:span><text:span text:style-name="T3"> </text:span><text:span text:style-name="T12">Size&gt; </text:span><text:span text:style-name="T3">class</text:span><text:span text:style-name="T12"> </text:span><text:span text:style-name="T24">array</text:span><text:span text:style-name="T12">{ T m_values[Size];</text:span><text:span text:style-name="T22"> ...</text:span><text:span text:style-name="T12"> }; </text:span></text:p>
      <text:p text:style-name="P16"><text:span text:style-name="T17">המספר חייב להיות ידוע בזמן קומפילציה - אי אפשר להשתמש למשל במשתנה שמגיע מהקלט התקני. </text:span><text:span text:style-name="T14">ראו דוגמה בתיקיה </text:span><text:span text:style-name="T18">1</text:span><text:span text:style-name="T14">.</text:span></text:p>
      <text:p text:style-name="P16"><text:span text:style-name="T14"/></text:p>
      <text:p text:style-name="P17"><text:span text:style-name="T13">העובדה שהמספר ידוע בזמן קומפילציה מאפשרת לקומפיילר לבצע אופטימיזציות מעניינות, למשל, לפרוש לולאות פנימיות של המחלקה. למשל, אם יוצרים מערך עם פרמטר Size=3, ואחת השיטות שלו היא לולאה מ-0 עד Size, אז ייתכן שהקומפיילר בכלל לא ייצור לולאה אלא שלוש קריאות לגוף הלולאה - יחסוך את משתנה-הלולאה ואת הקפיצות קדימה ואחורה.</text:span><text:span text:style-name="T19"> <text:s/>ראו ב-godbolt.org.</text:span></text:p>
      <text:p text:style-name="P41"/>
      <text:p text:style-name="P13">3. אפשר להעביר ברירות-מחדל לפרמטרי-סוג וגם לפרמטרי-מספר, למשל:</text:p>
      <text:p text:style-name="P10"><text:span text:style-name="T5">template</text:span><text:span text:style-name="T23">&lt;</text:span><text:span text:style-name="T5">typename</text:span><text:span text:style-name="T23"> T= </text:span><text:span text:style-name="T5">char</text:span><text:span text:style-name="T23">, </text:span><text:span text:style-name="T3">size_t </text:span><text:span text:style-name="T12">Size= </text:span><text:span text:style-name="T29">1024</text:span><text:span text:style-name="T12">&gt; </text:span><text:span text:style-name="T3">class</text:span><text:span text:style-name="T12"> </text:span><text:span text:style-name="T26">array</text:span><text:span text:style-name="T12"> { </text:span><text:span text:style-name="T3">private</text:span><text:span text:style-name="T12">: T m_values[Size]; }; </text:span></text:p>
      <text:p text:style-name="P7"/>
      <text:p text:style-name="Text_20_body">במקרה זה, הסוג array&lt;char&gt; והסוג array&lt;char,1024&gt; הם שני שמות של אותו סוג - ניתן לשים עצם מסוג אחד במשתנה מהסוג השני ולהיפך. אבל הסוג<text:span text:style-name="T32">ים</text:span> array&lt;char,1023&gt; או <text:s/>array&lt;char,1025&gt;<text:span text:style-name="T32"> הם סוגים שונים - אי אפשר לשים עצם מסוג אחד במשתנה מהסוג השני, למרות שרק המספר שונה (בניגוד למצב שבו יש לנו וקטור עם שדה פנימי בשם size).</text:span></text:p>
      <text:p text:style-name="P14"/>
      <text:p text:style-name="P14">4. אפשר להעביר פרמטר-סוג T, ואז להעביר פרמטר אחר ולקבוע שהוא חייב להיות מסוג T. למשל:</text:p>
      <text:p text:style-name="P11"><text:span text:style-name="T6">template</text:span><text:span text:style-name="T12">&lt;</text:span><text:span text:style-name="T3">typename </text:span><text:span text:style-name="T30">T</text:span><text:span text:style-name="T12">, </text:span><text:span text:style-name="T30">T</text:span><text:span text:style-name="T12"> </text:span><text:span text:style-name="T25">default</text:span><text:span text:style-name="T12">&gt;</text:span><text:span text:style-name="T7"> </text:span><text:span text:style-name="T3">class</text:span><text:span text:style-name="T12"> </text:span><text:span text:style-name="T25">Buffer</text:span><text:span text:style-name="T12"> { </text:span></text:p>
      <text:p text:style-name="P8"><text:span text:style-name="T9"><text:tab/></text:span><text:span text:style-name="T8">public</text:span><text:span text:style-name="T13">:</text:span><text:span text:style-name="T15"> Buffer(int </text:span>size<text:span text:style-name="T15">) {</text:span><text:span text:style-name="T13"> </text:span><text:span text:style-name="T15">/* initialize all elements to the default */ </text:span><text:span text:style-name="T13">}</text:span><text:span text:style-name="T16"> </text:span><text:span text:style-name="T13">};</text:span></text:p>
      <text:p text:style-name="P33"><text:span text:style-name="T13"/></text:p>
      <text:p text:style-name="P8"><text:span text:style-name="T13"/></text:p>
      <text:p text:style-name="P5">הגדרת מקרים פרטיים לתבניות (template specialization)</text:p>
      <text:p text:style-name="P24">אחרי שהגדרנו תבנית כללית המתאימה לכל הסוגים, אפשר להגדיר מקרים פרטיים שלה <text:span text:style-name="T33">עם מימוש שונה ה"תפור" במיוחד לסוג מסויים. הנה כמה דוגמאות.</text:span></text:p>
      <text:p text:style-name="Heading_20_3">דוגמה א</text:p>
      <text:p text:style-name="P28">הגדרנו תבנית-מחלקה בשם Wrapper עם פרמטר-סוג Type; המחלקה עוטפת שדה מסויים data מסוג Type, ויש בה שיטה isBigger הבודקת אם השדה הזה גדול יותר ממשתנה אחר כלשהו. המימוש הכללי משתמש באופרטור &gt; של Type, אבל המימוש הזה לא מתאים למשל למשתנים מסוג char* כי הוא יגרום להשוואה בין פוינטרים ולא בין המחרוזות שהם מייצגים.</text:p>
      <text:p text:style-name="P28">אפשר להגדיר מימוש ספציפי באופן הבא:</text:p>
      <text:p text:style-name="P35"><text:span text:style-name="T10">template</text:span><text:span text:style-name="T20"> &lt;&gt; </text:span><text:span text:style-name="T10">bool</text:span><text:span text:style-name="T20"> Wrapper&lt;</text:span><text:span text:style-name="T10">char</text:span><text:span text:style-name="T20">*&gt;::isBigger(</text:span><text:span text:style-name="T10">const char</text:span><text:span text:style-name="T20">*&amp; data)</text:span></text:p>
      <text:p text:style-name="P20">המימוש הזה יוגדר בכל פעם שנפעיל את התבנית Wrapper אם פרמטר-סוג char*.</text:p>
      <text:p text:style-name="P36">דוגמה <text:span text:style-name="T35">ב</text:span></text:p>
      <text:p text:style-name="P21">הגדרנו פונקציה swap גנרית המבצעת החלפה בעזרת בנאי מעתיק ואופרטור השמה.<text:span text:style-name="T34"> הפונקציה הזאת עובדת בכל המקרים, אבל, לפעמים היא בזבזנית - למשל כשרוצים להחליף IntBuffer או vector, תתבצע העתקה העמוקה שלוש פעמים. במקרה זה אין צורך בהעתקה עמוקה - אפשר להסתפק בהעתקה שטחית של הפוינטרים והמספרים בלבד. אפשר להגדיר מקרה פרטי של swap שעושה את זה - ראו דוגמה בתיקיה 2.</text:span></text:p>
      <text:p text:style-name="P37">דוגמה <text:span text:style-name="T36">ג</text:span></text:p>
      <text:p text:style-name="P23">אנחנו רוצים לבנות שיטה כללית של חילוק, שתבצע חילוק בין עצמים מסוג T רק אם החילוק בטוח - כלומר, רק אם אפשר לחלק עצמים מסוג T, ואין חשש של חלוקה ב-0.<text:span text:style-name="T37"> <text:s/>אפשר לבנות תבנית-מחלקה המכילה רק enum <text:s/>(ראו במצגת) או משתנים סטטיים (ראו בתיקיה 3), המייצגים את התכונות של חילוק לגבי הסוג T - האם בכלל אפשר לחלק, ואם כן, האם אפשר לחלק באפס. <text:s text:c="2"/>בתבנית הכללית, אי-אפשר לחלק, ואי-אפשר לחלק באפס. <text:s/>במקרה הפרטי עבור int,int, אפשר לחלק, אבל אי-אפשר לחלק באפס. <text:s/>במקרה הפרטי עבור double,double, אפשר לחלק גם באפס (התוצאה היא אינסוף חיובי או שלילי).</text:span></text:p>
      <text:p text:style-name="P19"/>
      <text:p text:style-name="P38">דוגמה <text:span text:style-name="T38">ד</text:span></text:p>
      <text:p text:style-name="P29">יש לנו וקטור כללי. אנחנו רוצים להגדיר מקרה פרטי - וקטור בוליאני - שבו כל 8 פרטים בוליאניים תופסים רק בית אחד בזיכרון. ראו <text:span text:style-name="T39">ב</text:span>תיקיה 4.</text:p>
      <text:p text:style-name="P40">תיכנות-על (meta-programming)</text:p>
      <text:p text:style-name="P30">מנגנון יצירת מקרים פרטיים של תבניות יכול לשמש אותנו לכתיבת תוכניות שלמות שרצות זמן הקומפילציה. אפשר אפילו להשתמש ברקורסיה! <text:s/></text:p>
      <text:p text:style-name="P31"><text:span text:style-name="T40">במצגת יש דוגמה לתבנית רקורסיבית פשוטה: התבנית </text:span><text:span text:style-name="T41">Pow3</text:span><text:span text:style-name="T42"> מקבלת מספר שלם ומעלה אותו בחזקת 3. הרקורסיה מתבצעת בתבנית הכללית - היא מכפילה ב-3 וקוראת לתבנית עם הפרמטר פחות 1. </text:span><text:span text:style-name="T43"><text:s text:c="2"/></text:span><text:span text:style-name="T42">תנאי העצירה מתבצע ע"י יצירת מקרה פרטי שבו הפרמטר שווה 0.</text:span></text:p>
      <text:p text:style-name="P32"><text:span text:style-name="T42">ד</text:span><text:span text:style-name="T41">וגמה קצת יותר שימושית יש בתיקיה 5 - חישוב נומרי של הנגזרת ה-n של פונקציה כללית כלשהי</text:span><text:span text:style-name="T44">; זו גם הזדמנות טובה לחזור על פונקטורים וציורי פונקציות.</text:span></text:p>
      <text:p text:style-name="P22"/>
      <text:p text:style-name="P39">מקורות</text:p>
      <text:list xml:id="list5433283186612412895" text:style-name="L6">
        <text:list-item>
          <text:p text:style-name="P26">מצג<text:span text:style-name="T2">ו</text:span>ת של<text:span text:style-name="T1"> </text:span>אופיר פלא.</text:p>
        </text:list-item>
        <text:list-item>
          <text:p text:style-name="P27">Peter Gottschling, "Discovering Modern C++", chapter 3.</text:p>
        </text:list-item>
      </text:list>
      <text:p text:style-name="P25"/>
      <text:p text:style-name="P25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Consolas" svg:font-family="Consolas" style:font-adornments="Regular" style:font-pitch="fixed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18T18:02:33.422406281</dc:date>
    <meta:editing-duration>P9DT16H48M13S</meta:editing-duration>
    <meta:editing-cycles>1226</meta:editing-cycles>
    <meta:document-statistic meta:table-count="0" meta:image-count="0" meta:object-count="0" meta:page-count="1" meta:paragraph-count="37" meta:word-count="651" meta:character-count="3782" meta:non-whitespace-character-count="3154"/>
  </office:meta>
</office:document-meta>
</file>